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in Sans Rg" svg:font-family="'Fontin Sans Rg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1.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336633" draw:textarea-horizontal-align="justify" draw:textarea-vertical-align="middle" draw:auto-grow-height="false" fo:min-height="2.05cm" fo:min-width="9.3cm"/>
    </style:style>
    <style:style style:name="P1" style:family="paragraph">
      <style:paragraph-properties fo:text-align="center"/>
      <style:text-properties style:font-name="Fontin Sans Rg" fo:font-size="8pt" style:font-size-asian="8pt" style:font-size-complex="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6633"/>
      <style:paragraph-properties fo:text-align="center"/>
    </style:style>
    <style:style style:name="T1" style:family="text">
      <style:text-properties style:font-name="Fontin Sans Rg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4cm" svg:height="1.5cm" svg:x="9.1cm" svg:y="2.1cm">
          <text:p text:style-name="P1"><text:span text:style-name="T1">Suscribir a Netflix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cm" svg:y1="3.6cm" svg:x2="10.3cm" svg:y2="5cm">
          <text:p/>
        </draw:line>
        <draw:custom-shape draw:style-name="gr1" draw:text-style-name="P1" draw:layer="layout" svg:width="2.4cm" svg:height="1.5cm" svg:x="9.1cm" svg:y="5cm">
          <text:p text:style-name="P1"><text:span text:style-name="T1">Selección</text:span></text:p>
          <text:p text:style-name="P1"><text:span text:style-name="T1">de</text:span></text:p>
          <text:p text:style-name="P1"><text:span text:style-name="T1">contenido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cm" svg:y1="6.5cm" svg:x2="10.3cm" svg:y2="7.9cm">
          <text:p/>
        </draw:line>
        <draw:custom-shape draw:style-name="gr1" draw:text-style-name="P1" draw:layer="layout" svg:width="2.4cm" svg:height="1.5cm" svg:x="9.1cm" svg:y="7.9cm">
          <text:p text:style-name="P1"><text:span text:style-name="T1">Obtención</text:span></text:p>
          <text:p text:style-name="P1"><text:span text:style-name="T1">de</text:span></text:p>
          <text:p text:style-name="P1"><text:span text:style-name="T1">información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cm" svg:y1="9.4cm" svg:x2="10.3cm" svg:y2="10.8cm">
          <text:p/>
        </draw:line>
        <draw:custom-shape draw:style-name="gr3" draw:text-style-name="P3" draw:layer="layout" svg:width="9.8cm" svg:height="2.3cm" svg:x="5.4cm" svg:y="13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5cm" svg:x="5.8cm" svg:y="14.1cm">
          <text:p text:style-name="P1"><text:span text:style-name="T1">Determinación</text:span></text:p>
          <text:p text:style-name="P1"><text:span text:style-name="T1">de</text:span></text:p>
          <text:p text:style-name="P1"><text:span text:style-name="T1">Contenido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5cm" svg:x="9.1cm" svg:y="10.8cm">
          <text:p text:style-name="P1"><text:span text:style-name="T1">Administración</text:span></text:p>
          <text:p text:style-name="P1"><text:span text:style-name="T1">de</text:span></text:p>
          <text:p text:style-name="P1"><text:span text:style-name="T1">Metadato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5cm" svg:x="9.1cm" svg:y="14.1cm">
          <text:p text:style-name="P1"><text:span text:style-name="T1">Determinación</text:span></text:p>
          <text:p text:style-name="P1"><text:span text:style-name="T1">de</text:span></text:p>
          <text:p text:style-name="P1"><text:span text:style-name="T1">horario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4cm" svg:height="1.5cm" svg:x="12.4cm" svg:y="14.1cm">
          <text:p text:style-name="P1"><text:span text:style-name="T1">Determinación</text:span></text:p>
          <text:p text:style-name="P1"><text:span text:style-name="T1">de</text:span></text:p>
          <text:p text:style-name="P1"><text:span text:style-name="T1">Dispositivo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3cm" svg:y1="12.3cm" svg:x2="10.3cm" svg:y2="13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in Sans Rg" svg:font-family="'Fontin Sans Rg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3:24:52.396000000</meta:creation-date>
    <dc:date>2017-05-22T13:46:25</dc:date>
    <meta:editing-duration>PT51S</meta:editing-duration>
    <meta:editing-cycles>1</meta:editing-cycles>
    <meta:document-statistic meta:object-count="12"/>
    <meta:generator>LibreOffice/5.3.0.3$Windows_x86 LibreOffice_project/7074905676c47b82bbcfbea1aeefc84afe1c50e1</meta:generator>
  </office:meta>
</office:document-meta>
</file>